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1000000010050E9586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23.7cm" svg:height="14.622cm" draw:transform="skewX (-0.0033161255787886) rotate (-0.00331612557997498) translate (-1.4cm 10.941cm)">
          <draw:image xlink:href="Pictures/10000201000001000000010050E9586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9-06-04T17:10:59</dc:date>
    <dc:creator>Vini Laz</dc:creator>
    <meta:generator>OpenOffice/4.1.6$Unix OpenOffice.org_project/416m1$Build-9790</meta:generator>
    <meta:editing-duration>PT8M1S</meta:editing-duration>
    <meta:editing-cycles>2</meta:editing-cycles>
    <meta:document-statistic meta:object-count="1"/>
  </office:meta>
</office:document-meta>
</file>